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0pt" officeooo:rsid="0009981c" officeooo:paragraph-rsid="0009981c" style:font-size-asian="70pt" style:font-size-complex="70pt"/>
    </style:style>
    <style:style style:name="P2" style:family="paragraph" style:parent-style-name="Standard">
      <style:paragraph-properties fo:text-align="center" style:justify-single-word="false" fo:break-before="page"/>
      <style:text-properties fo:font-size="70pt" officeooo:rsid="0009981c" officeooo:paragraph-rsid="0009981c" style:font-size-asian="70pt" style:font-size-complex="70pt"/>
    </style:style>
    <style:style style:name="P3" style:family="paragraph" style:parent-style-name="Standard">
      <style:paragraph-properties fo:text-align="center" style:justify-single-word="false"/>
      <style:text-properties fo:font-size="70pt" fo:font-weight="bold" officeooo:rsid="0009981c" officeooo:paragraph-rsid="0009981c" style:font-size-asian="70pt" style:font-weight-asian="bold" style:font-size-complex="7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0pt" fo:font-weight="bold" officeooo:rsid="0009981c" style:font-size-asian="70pt" style:font-weight-asian="bold" style:font-size-complex="7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osten A</text:span></text:p>
      <text:p text:style-name="P1">Passive Bauteile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Posten B</text:p>
      <text:p text:style-name="P1">Filter</text:p>
      <text:p text:style-name="P1"/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osten C</text:span></text:p>
      <text:p text:style-name="P1">“Baluns'”</text:p>
      <text:p text:style-name="P1"/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Posten D</text:p>
      <text:p text:style-name="P1">Antenn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21:55:59.037571917</meta:creation-date>
    <meta:generator>LibreOffice/7.4.6.2$Linux_X86_64 LibreOffice_project/40$Build-2</meta:generator>
    <dc:date>2023-06-27T22:09:48.013910552</dc:date>
    <meta:editing-duration>PT13M49S</meta:editing-duration>
    <meta:editing-cycles>1</meta:editing-cycles>
    <meta:document-statistic meta:table-count="0" meta:image-count="0" meta:object-count="0" meta:page-count="4" meta:paragraph-count="8" meta:word-count="13" meta:character-count="71" meta:non-whitespace-character-count="66"/>
  </office:meta>
</office:document-meta>
</file>